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5.092cm" style:rel-column-width="2887*"/>
    </style:style>
    <style:style style:name="Tabela1.B" style:family="table-column">
      <style:table-column-properties style:column-width="3.522cm" style:rel-column-width="1997*"/>
    </style:style>
    <style:style style:name="Tabela1.C" style:family="table-column">
      <style:table-column-properties style:column-width="3.944cm" style:rel-column-width="2236*"/>
    </style:style>
    <style:style style:name="Tabela1.D" style:family="table-column">
      <style:table-column-properties style:column-width="4.441cm" style:rel-column-width="251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2" style:family="table-row">
      <style:table-row-properties fo:background-color="transparent" style:keep-together="true" fo:keep-together="auto">
        <style:background-image/>
      </style:table-row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left="1.251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prefix="(" style:num-suffix=")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ytics</text:p>
      <text:p text:style-name="Standard">Lab05 – Questão3</text:p>
      <text:p text:style-name="Standard"/>
      <text:p text:style-name="P3">3) Use os testes estatísticos Anderson-Darling e Shapiro-Wilk para verificar a normalidade de um conjunto de dados. Para tanto, considere as descrições abaixo:</text:p>
      <text:p text:style-name="P3"/>
      <text:p text:style-name="P3">Escreva um script R que aplica os testes Anderson-Darling e Shapiro-Wilk sobre os seguintes dados: (i) intervalos em que as máquinas estiveram ocupadas; (ii) intervalos em que as máquinas estiveram ociosas; (iii) intervalos em que as máquinas estiveram ociosas separados por laboratório. Você deve salvar os resultados em um único arquivo com uma tabela com quatro colunas: nome do teste, cenário, valor da estatística (A ou W) e o valor do p-value.</text:p>
      <text:p text:style-name="P3"/>
      <text:p text:style-name="P3">Escreva um relatório apresentando os dados obtidos com a execução do seu script. No relatório você deve: (i) explicitar qual é a hipótese nula e qual a hipótese alternativa (ii) analisar as estatísticas e os p-values gerados pelos testes, explicando o que eles indicam; (iii) concluir se, considerando algum dos teste estatísticos aplicados, você falha ou não em rejeita a hipótese nula; (iv) explicar diferenças que você observa nos resultados gerados pelos dois testes.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5">Cenário</text:p>
          </table:table-cell>
          <table:table-cell table:style-name="Tabela1.A1" office:value-type="string">
            <text:p text:style-name="P1">Nome do teste</text:p>
          </table:table-cell>
          <table:table-cell table:style-name="Tabela1.A1" office:value-type="string">
            <text:p text:style-name="P1">Valor da estatística</text:p>
          </table:table-cell>
          <table:table-cell table:style-name="Tabela1.D1" office:value-type="string">
            <text:p text:style-name="P1">p-value</text:p>
          </table:table-cell>
        </table:table-row>
        <table:table-row table:style-name="Tabela1.2">
          <table:table-cell table:style-name="Tabela1.A2" table:number-rows-spanned="2" office:value-type="string">
            <text:p text:style-name="Standard">máquinas ocupadas</text:p>
          </table:table-cell>
          <table:table-cell table:style-name="Tabela1.A2" office:value-type="string">
            <text:p text:style-name="Standard">Shapiro-Wilk</text:p>
          </table:table-cell>
          <table:table-cell table:style-name="Tabela1.C2" office:value-type="string">
            <text:p text:style-name="P2">0.90099473297596</text:p>
          </table:table-cell>
          <table:table-cell table:style-name="Tabela1.C2" office:value-type="string">
            <text:p text:style-name="P2">6.72331802705006e-47</text:p>
          </table:table-cell>
        </table:table-row>
        <table:table-row table:style-name="Tabela1.2">
          <table:covered-table-cell/>
          <table:table-cell table:style-name="Tabela1.A2" office:value-type="string">
            <text:p text:style-name="Standard">Anderson-Darling</text:p>
          </table:table-cell>
          <table:table-cell table:style-name="Tabela1.C2" office:value-type="string">
            <text:p text:style-name="P2">144.874287986585</text:p>
          </table:table-cell>
          <table:table-cell table:style-name="Tabela1.C2" office:value-type="string">
            <text:p text:style-name="P2">7.97988691725911e-190</text:p>
          </table:table-cell>
        </table:table-row>
        <table:table-row table:style-name="Tabela1.2">
          <table:table-cell table:style-name="Tabela1.A2" table:number-rows-spanned="2" office:value-type="string">
            <text:p text:style-name="Standard">máquinas ociosas</text:p>
          </table:table-cell>
          <table:table-cell table:style-name="Tabela1.A2" office:value-type="string">
            <text:p text:style-name="Standard">Shapiro-Wilk</text:p>
          </table:table-cell>
          <table:table-cell table:style-name="Tabela1.C2" office:value-type="string">
            <text:p text:style-name="P2">0.948238618671894</text:p>
          </table:table-cell>
          <table:table-cell table:style-name="Tabela1.C2" office:value-type="string">
            <text:p text:style-name="P2">5.45326252578267e-27</text:p>
          </table:table-cell>
        </table:table-row>
        <table:table-row table:style-name="Tabela1.2">
          <table:covered-table-cell/>
          <table:table-cell table:style-name="Tabela1.A2" office:value-type="string">
            <text:p text:style-name="Standard">Anderson-Darling</text:p>
          </table:table-cell>
          <table:table-cell table:style-name="Tabela1.C2" office:value-type="string">
            <text:p text:style-name="P2">29.3040505208933</text:p>
          </table:table-cell>
          <table:table-cell table:style-name="Tabela1.C2" office:value-type="string">
            <text:p text:style-name="P2">6.63910696802273e-66</text:p>
          </table:table-cell>
        </table:table-row>
        <table:table-row table:style-name="Tabela1.2">
          <table:table-cell table:style-name="Tabela1.A2" table:number-rows-spanned="2" office:value-type="string">
            <text:p text:style-name="Standard">máquinas ociosas de gaita@gaita.gmf.ufcg.edu.br</text:p>
          </table:table-cell>
          <table:table-cell table:style-name="Tabela1.A2" office:value-type="string">
            <text:p text:style-name="Standard">Shapiro-Wilk</text:p>
          </table:table-cell>
          <table:table-cell table:style-name="Tabela1.C2" office:value-type="string">
            <text:p text:style-name="P2">0.914167188107967</text:p>
          </table:table-cell>
          <table:table-cell table:style-name="Tabela1.C2" office:value-type="string">
            <text:p text:style-name="P2">0.00018351671588477</text:p>
          </table:table-cell>
        </table:table-row>
        <table:table-row table:style-name="Tabela1.2">
          <table:covered-table-cell/>
          <table:table-cell table:style-name="Tabela1.A2" office:value-type="string">
            <text:p text:style-name="Standard">Anderson-Darling</text:p>
          </table:table-cell>
          <table:table-cell table:style-name="Tabela1.C2" office:value-type="string">
            <text:p text:style-name="P2">1.9978645615053</text:p>
          </table:table-cell>
          <table:table-cell table:style-name="Tabela1.C2" office:value-type="string">
            <text:p text:style-name="P2">3.83983089512053e-05</text:p>
          </table:table-cell>
        </table:table-row>
        <table:table-row table:style-name="Tabela1.2">
          <table:table-cell table:style-name="Tabela1.A2" table:number-rows-spanned="2" office:value-type="string">
            <text:p text:style-name="Standard">máquinas ociosas de lccpeer@xmpp.ourgrid.org</text:p>
          </table:table-cell>
          <table:table-cell table:style-name="Tabela1.A2" office:value-type="string">
            <text:p text:style-name="Standard">Shapiro-Wilk</text:p>
          </table:table-cell>
          <table:table-cell table:style-name="Tabela1.C2" office:value-type="string">
            <text:p text:style-name="P2">0.947271358221769</text:p>
          </table:table-cell>
          <table:table-cell table:style-name="Tabela1.C2" office:value-type="string">
            <text:p text:style-name="P2">1.5603819731971e-15</text:p>
          </table:table-cell>
        </table:table-row>
        <table:table-row table:style-name="Tabela1.2">
          <table:covered-table-cell/>
          <table:table-cell table:style-name="Tabela1.A2" office:value-type="string">
            <text:p text:style-name="Standard">Anderson-Darling</text:p>
          </table:table-cell>
          <table:table-cell table:style-name="Tabela1.C2" office:value-type="string">
            <text:p text:style-name="P2">9.9028729469336</text:p>
          </table:table-cell>
          <table:table-cell table:style-name="Tabela1.C2" office:value-type="string">
            <text:p text:style-name="P2">5.99049227581623e-24</text:p>
          </table:table-cell>
        </table:table-row>
        <table:table-row table:style-name="Tabela1.2">
          <table:table-cell table:style-name="Tabela1.A2" table:number-rows-spanned="2" office:value-type="string">
            <text:p text:style-name="Standard">máquinas ociosas de peer-lcc2@xmpp.ourgrid.org</text:p>
          </table:table-cell>
          <table:table-cell table:style-name="Tabela1.A2" office:value-type="string">
            <text:p text:style-name="Standard">Shapiro-Wilk</text:p>
          </table:table-cell>
          <table:table-cell table:style-name="Tabela1.C2" office:value-type="string">
            <text:p text:style-name="P2">0.956639908254147</text:p>
          </table:table-cell>
          <table:table-cell table:style-name="Tabela1.C2" office:value-type="string">
            <text:p text:style-name="P2">5.03691109085157e-10</text:p>
          </table:table-cell>
        </table:table-row>
        <table:table-row table:style-name="Tabela1.2">
          <table:covered-table-cell/>
          <table:table-cell table:style-name="Tabela1.A2" office:value-type="string">
            <text:p text:style-name="Standard">Anderson-Darling</text:p>
          </table:table-cell>
          <table:table-cell table:style-name="Tabela1.C2" office:value-type="string">
            <text:p text:style-name="P2">4.69333397682834</text:p>
          </table:table-cell>
          <table:table-cell table:style-name="Tabela1.C2" office:value-type="string">
            <text:p text:style-name="P2">1.21241472448244e-11</text:p>
          </table:table-cell>
        </table:table-row>
        <table:table-row table:style-name="Tabela1.2">
          <table:table-cell table:style-name="Tabela1.A2" table:number-rows-spanned="2" office:value-type="string">
            <text:p text:style-name="Standard">máquinas ociosas de peer-lsd@xmpp.ourgrid.org</text:p>
          </table:table-cell>
          <table:table-cell table:style-name="Tabela1.A2" office:value-type="string">
            <text:p text:style-name="Standard">Shapiro-Wilk</text:p>
          </table:table-cell>
          <table:table-cell table:style-name="Tabela1.C2" office:value-type="string">
            <text:p text:style-name="P2">0.943934932351112</text:p>
          </table:table-cell>
          <table:table-cell table:style-name="Tabela1.C2" office:value-type="string">
            <text:p text:style-name="P2">2.79992745993444e-18</text:p>
          </table:table-cell>
        </table:table-row>
        <table:table-row table:style-name="Tabela1.2">
          <table:covered-table-cell/>
          <table:table-cell table:style-name="Tabela1.A2" office:value-type="string">
            <text:p text:style-name="Standard">Anderson-Darling</text:p>
          </table:table-cell>
          <table:table-cell table:style-name="Tabela1.C2" office:value-type="string">
            <text:p text:style-name="P2">14.1419561610934</text:p>
          </table:table-cell>
          <table:table-cell table:style-name="Tabela1.C2" office:value-type="string">
            <text:p text:style-name="P2">1.22530220923622e-33</text:p>
          </table:table-cell>
        </table:table-row>
      </table:table>
      <text:p text:style-name="Standard"/>
      <text:p text:style-name="P4"/>
      <text:p text:style-name="P3">(i) explicitar qual é a hipótese nula e qual a hipótese alternativa</text:p>
      <text:p text:style-name="P4"/>
      <text:p text:style-name="P3">(ii) analisar as estatísticas e os p-values gerados pelos testes, explicando o que eles indicam;</text:p>
      <text:p text:style-name="P4"/>
      <text:p text:style-name="P3">(iii) concluir se, considerando algum dos teste estatísticos aplicados, você falha ou não em rejeita a hipótese nula;</text:p>
      <text:p text:style-name="P4"/>
      <text:p text:style-name="P3">(iv) explicar diferenças que você observa nos resultados gerados pelos dois testes.</text:p>
      <text:p text:style-name="P4"/>
      <text:p text:style-name="P4"/>
      <text:p text:style-name="P4"/>
      <text:p text:style-name="P4"><text:soft-page-break/>Os testes Shapiro-Wilk e Anderson-Darlin usam como hipóteses nula e alternativa, respectivamente:</text:p>
      <text:p text:style-name="P4"/>
      <text:p text:style-name="P3">H0: a amostra vem de uma população que segue uma distribuição normal;</text:p>
      <text:p text:style-name="P3">H1: a amostra não vem de uma população que segue uma distribuição normal;</text:p>
      <text:p text:style-name="P4"/>
      <text:p text:style-name="P4">## TODO:</text:p>
      <text:p text:style-name="P4"/>
      <text:p text:style-name="P4">Para o teste Shapiro-Wilk, a estatística W significa.</text:p>
      <text:p text:style-name="P4"/>
      <text:p text:style-name="P4">Para o teste Anderson-Darling, a estatística A significa.</text:p>
      <text:p text:style-name="P4"/>
      <text:p text:style-name="P4">Ambos os testes calculam o p-value. Essa estatística mede a probabilidade de, assumindo a Hipótese Nula verdadeira, obter-se a estatística de teste que se obteve para a amostra sendo testada. O p-value deve ser comparado com o nível de significância do teste para concluir-se se rejeita ou não a Hipótese Nula. Isso se dá quando p-value &lt;= nível de significância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8T15:24:30</meta:creation-date>
    <meta:generator>LibreOffice/3.4$Unix LibreOffice_project/340m1$Build-502</meta:generator>
    <dc:date>2012-03-16T00:36:40</dc:date>
    <meta:editing-duration>PT8H13M32S</meta:editing-duration>
    <meta:editing-cycles>17</meta:editing-cycles>
    <meta:document-statistic meta:table-count="1" meta:image-count="0" meta:object-count="0" meta:page-count="2" meta:paragraph-count="62" meta:word-count="410" meta:character-count="3055" meta:non-whitespace-character-count="2708"/>
  </office:meta>
</office:document-meta>
</file>